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language="en" fo:country="US"/>
    </style:style>
    <style:style style:name="P2" style:family="paragraph" style:parent-style-name="Text_20_body">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Normalization</text:h>
      <text:p text:style-name="P2">At the start of the project when we translated our EER-diagram to a relational model we got a model that already was in BCNF. </text:p>
      <text:p text:style-name="P2">We later had to add a entity called payment to be able to store the payment information. We chose to have all credit card information as attributes in this table. Some of the credit card attributes can however identify other credit card attributes such as credit card number which can identify the credit card name. This situation made it so our new relational model no longer was in BCNF and not even in 3NF. However after thinking about it we decided to leave it as it is. There will only be duplicates when a credit card holder pays for multiple flights which happens but not that often.</text:p>
      <text:p text:style-name="P2"/>
      <text:p text:style-name="P2">Apart from the normalization we have also chosen to add IDs as primary key in many of the tables even though there is other candidate keys that could be chosen as the primary key. For example our entity “route”. This table has the attributes “departure_city_id” and “arrival_city_id” that uniquely identifies the rest of the attributes. Using an id as the primary key however saves space since other tables that references the route won't have to store both the arrival and departure IDs and can instead store a single ID for the route.</text:p>
      <text:p text:style-name="P2">The same goes for our weekday and city entities where we have an ID as primary key so that references to these entities won't have to store the name (a string) as foreign key and can instead store a single int value.</text:p>
      <text:p text:style-name="P2">There are more cases where we have IDs as primary keys instead of other candidate keys and the same ideas applies to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ilip Källström</meta:initial-creator>
    <meta:creation-date>2012-10-16T13:51:07.28</meta:creation-date>
    <meta:document-statistic meta:table-count="0" meta:image-count="0" meta:object-count="0" meta:page-count="1" meta:paragraph-count="6" meta:word-count="292" meta:character-count="1603"/>
    <dc:date>2012-10-16T14:44:02.53</dc:date>
    <dc:creator>Filip Källström</dc:creator>
    <meta:editing-duration>PT6M13S</meta:editing-duration>
    <meta:editing-cycles>1</meta:editing-cycles>
    <meta:generator>OpenOffice.org/3.3$Win32 OpenOffice.org_project/330m20$Build-9567</meta:generator>
  </office:meta>
</office:document-meta>
</file>